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extons</text:p>
          </table:table-cell>
          <table:table-cell table:style-name="Default" office:value-type="string" calcext:value-type="string">
            <text:p>local_standardize</text:p>
          </table:table-cell>
          <table:table-cell/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9:19:00.059031989</meta:creation-date>
    <dc:date>2015-12-07T22:00:30.313133520</dc:date>
    <meta:editing-duration>PT2H26M20S</meta:editing-duration>
    <meta:editing-cycles>1</meta:editing-cycles>
    <meta:document-statistic meta:table-count="1" meta:cell-count="9" meta:object-count="0"/>
    <meta:generator>LibreOffice/4.2.8.2$Linux_x86 LibreOffice_project/420m0$Build-2</meta:generator>
  </office:meta>
</office:document-meta>
</file>